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2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96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12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00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504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508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60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64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68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</office:automatic-styles>
  <office:body>
    <office:presentation>
      <draw:page draw:name="Slide1" draw:style-name="a368" draw:master-page-name="Master1-Layout1-title-Титульный-слайд" presentation:presentation-page-layout-name="Master1-PPL1" draw:id="Slide-256">
        <draw:frame draw:id="id58" presentation:style-name="a374" draw:name="PlaceHolder 1" svg:x="1.66654in" svg:y="1.22756in" svg:width="9.99961in" svg:height="2.61063in" presentation:class="title" presentation:placeholder="false">
          <draw:text-box>
            <text:p text:style-name="a371" text:class-names="" text:cond-style-name=""><text:span text:style-name="a369" text:class-names="">Интроспективная сортировка (Introsort)</text:span><text:span text:style-name="a370" text:class-names=""/></text:p>
            <text:p text:style-name="a373" text:class-names="" text:cond-style-name=""><text:span text:style-name="a372" text:class-names=""/></text:p>
          </draw:text-box>
          <svg:title/>
          <svg:desc/>
        </draw:frame>
        <draw:frame draw:id="id59" presentation:style-name="a378" draw:name="PlaceHolder 2" svg:x="1.66654in" svg:y="3.93937in" svg:width="9.99961in" svg:height="1.81024in" presentation:class="subtitle" presentation:placeholder="false">
          <draw:text-box>
            <text:p text:style-name="a377" text:class-names="" text:cond-style-name=""><text:span text:style-name="a375" text:class-names="">Подготовил: Шапаренко Фёдор Александрович КВБО-11-25</text:span><text:span text:style-name="a376" text:class-names=""/></text:p>
          </draw:text-box>
          <svg:title/>
          <svg:desc/>
        </draw:frame>
      </draw:page>
      <draw:page draw:name="Slide2" draw:style-name="a379" draw:master-page-name="Master1-Layout4-obj-Заголовок-и-объект" presentation:presentation-page-layout-name="Master1-PPL4" draw:id="Slide-257">
        <draw:frame draw:id="id60" presentation:style-name="a380" draw:name="PlaceHolder 1" svg:x="0.91654in" svg:y="0.39921in" svg:width="11.49961in" svg:height="1.44921in" presentation:class="title" presentation:placeholder="true">
          <draw:text-box/>
          <svg:title/>
          <svg:desc/>
        </draw:frame>
        <draw:frame draw:id="id61" presentation:style-name="a388" draw:name="PlaceHolder 2" svg:x="0.91654in" svg:y="1.99646in" svg:width="11.49961in" svg:height="4.75827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1" text:class-names="">Интроспективная сортировка была разработана Дэвидом Мюссером в 1997 году как решение проблемы деградации производительности быстрой сортировки в худшем случае. Сегодня этот алгоритм реализован в C++ функции std::sort()</text:span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</draw:text-box>
          <svg:title/>
          <svg:desc/>
        </draw:frame>
      </draw:page>
      <draw:page draw:name="Slide3" draw:style-name="a389" draw:master-page-name="Master1-Layout4-obj-Заголовок-и-объект" presentation:presentation-page-layout-name="Master1-PPL4" draw:id="Slide-258">
        <draw:frame draw:id="id62" presentation:style-name="a393" draw:name="PlaceHolder 1" svg:x="0.91654in" svg:y="0.39921in" svg:width="11.49961in" svg:height="1.44921in" presentation:class="title" presentation:placeholder="false">
          <draw:text-box>
            <text:p text:style-name="a392" text:class-names="" text:cond-style-name=""><text:span text:style-name="a390" text:class-names="">Основная идея</text:span><text:span text:style-name="a391" text:class-names=""/></text:p>
          </draw:text-box>
          <svg:title/>
          <svg:desc/>
        </draw:frame>
        <draw:frame draw:id="id63" presentation:style-name="a412" draw:name="PlaceHolder 2" svg:x="0.91654in" svg:y="1.99646in" svg:width="11.49961in" svg:height="4.75827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Интроспективная сортировка - это гибридный алгоритм, который объединяет сильные стороны трёх различных алгоритмов сортировки: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Быстрая сортировка (QuickSort)</text:span><text:span text:style-name="a398" text:class-names=""><text:s text:c="1"/>- основной алгоритм, эффективный в среднем случае</text:span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Пирамидальная сортировка (HeapSort)</text:span><text:span text:style-name="a402" text:class-names=""><text:s text:c="1"/>- используется как "страховка" при глубокой рекурсии</text:span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Сортировка вставками (InsertionSort)</text:span><text:span text:style-name="a406" text:class-names=""><text:s text:c="1"/>- применяется для малых подмассивов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</draw:text-box>
          <svg:title/>
          <svg:desc/>
        </draw:frame>
      </draw:page>
      <draw:page draw:name="Slide4" draw:style-name="a413" draw:master-page-name="Master1-Layout4-obj-Заголовок-и-объект" presentation:presentation-page-layout-name="Master1-PPL4" draw:id="Slide-259">
        <draw:frame draw:id="id64" presentation:style-name="a419" draw:name="PlaceHolder 1" svg:x="0.91654in" svg:y="0.39921in" svg:width="11.49961in" svg:height="1.44921in" presentation:class="title" presentation:placeholder="false">
          <draw:text-box>
            <text:p text:style-name="a416" text:class-names="" text:cond-style-name=""><text:span text:style-name="a414" text:class-names="">QuickSort</text:span><text:span text:style-name="a415" text:class-names=""/></text:p>
            <text:p text:style-name="a418" text:class-names="" text:cond-style-name=""><text:span text:style-name="a417" text:class-names=""/></text:p>
          </draw:text-box>
          <svg:title/>
          <svg:desc/>
        </draw:frame>
        <draw:frame draw:id="id65" presentation:style-name="a435" draw:name="PlaceHolder 2" svg:x="0.91654in" svg:y="1.99646in" svg:width="11.49961in" svg:height="4.75827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0" text:class-names="">Выбор опорного элемента (pivot) — выбирается один элемент массива (последний, первый или медиана)</text:span><text:span text:style-name="a421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4" text:class-names="">Разделение (partition) — остальные элементы распределяются в два подмассива: меньшие опорного слева, большие или равные — справа​</text:span><text:span text:style-name="a425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Рекурсия — те же шаги рекурсивно применяются к подмассивам</text:span><text:span text:style-name="a429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</draw:text-box>
          <svg:title/>
          <svg:desc/>
        </draw:frame>
      </draw:page>
      <draw:page draw:name="Slide5" draw:style-name="a436" draw:master-page-name="Master1-Layout4-obj-Заголовок-и-объект" presentation:presentation-page-layout-name="Master1-PPL4" draw:id="Slide-260">
        <draw:frame draw:id="id66" presentation:style-name="a442" draw:name="PlaceHolder 1" svg:x="0.91654in" svg:y="0.39921in" svg:width="11.49961in" svg:height="1.44921in" presentation:class="title" presentation:placeholder="false">
          <draw:text-box>
            <text:p text:style-name="a439" text:class-names="" text:cond-style-name=""><text:span text:style-name="a437" text:class-names="">Переключение на HeapSort</text:span><text:span text:style-name="a438" text:class-names=""/></text:p>
            <text:p text:style-name="a441" text:class-names="" text:cond-style-name=""><text:span text:style-name="a440" text:class-names=""/></text:p>
          </draw:text-box>
          <svg:title/>
          <svg:desc/>
        </draw:frame>
        <draw:frame draw:id="id67" presentation:style-name="a473" draw:name="PlaceHolder 2" svg:x="0.91654in" svg:y="1.99646in" svg:width="11.49961in" svg:height="4.75827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3" text:class-names="">Если устанавливается максимальная глубина рекурсии, равная<text:s text:c="1"/></text:span><text:span text:style-name="a444" text:class-names="">2 × log₂(n)</text:span><text:span text:style-name="a445" text:class-names="">, где n - размер массива, то алгоритм понимает, что попал в неблагоприятный случай, и переключается на пирамидальную сортировку для текущего подмассива. Это гарантирует, что худшая временная сложность не превысит O(n log n).</text:span><text:span text:style-name="a446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Heapsort использует структуру данных «кучу» (heap) — почти полное бинарное дерево, где родитель всегда больше (max-heap) или меньше (min-heap) потомков.​</text:span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Принцип работы</text:span><text:span text:style-name="a454" text:class-names=""/></text:p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7" text:class-names="">Построение кучи (Build-Max-Heap) — массив преобразуется в max-heap, где максимальный элемент находится в корне​</text:span><text:span text:style-name="a458" text:class-names=""/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1" text:class-names="">Извлечение корня — корень (максимум) меняется местами с последним элементом и исключается из кучи​</text:span><text:span text:style-name="a462" text:class-names=""/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5" text:class-names="">Восстановление кучи (Heapify) — новый максимум оказывается в корне​</text:span><text:span text:style-name="a466" text:class-names=""/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9" text:class-names="">Повтор — шаги 2-3 повторяются, пока куча не опустеет</text:span><text:span text:style-name="a47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74" draw:master-page-name="Master1-Layout4-obj-Заголовок-и-объект" presentation:presentation-page-layout-name="Master1-PPL4" draw:id="Slide-261">
        <draw:frame draw:id="id68" presentation:style-name="a480" draw:name="PlaceHolder 1" svg:x="0.91654in" svg:y="0.39921in" svg:width="11.49961in" svg:height="1.44921in" presentation:class="title" presentation:placeholder="false">
          <draw:text-box>
            <text:p text:style-name="a477" text:class-names="" text:cond-style-name=""><text:span text:style-name="a475" text:class-names="">Оптимизация малых массивов</text:span><text:span text:style-name="a476" text:class-names=""/></text:p>
            <text:p text:style-name="a479" text:class-names="" text:cond-style-name=""><text:span text:style-name="a478" text:class-names=""/></text:p>
          </draw:text-box>
          <svg:title/>
          <svg:desc/>
        </draw:frame>
        <draw:frame draw:id="id69" presentation:style-name="a513" draw:name="PlaceHolder 2" svg:x="0.91654in" svg:y="1.99646in" svg:width="11.49961in" svg:height="4.75827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1" text:class-names="">Когда размер подмассива становится меньше определённого порога (обычно 16-32 элемента), используется сортировка вставками, которая очень эффективна на малых массивах.</text:span><text:span text:style-name="a482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Принцип работы</text:span><text:span text:style-name="a486" text:class-names=""/></text:p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89" text:class-names="">Первый элемент считается отсортированным​</text:span><text:span text:style-name="a490" text:class-names=""/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3" text:class-names="">Берётся следующий элемент (ключ)</text:span><text:span text:style-name="a494" text:class-names=""/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7" text:class-names="">Ключ сравнивается с элементами отсортированной части справа налево​</text:span><text:span text:style-name="a498" text:class-names=""/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1" text:class-names="">Все элементы больше ключа сдвигаются вправо​</text:span><text:span text:style-name="a502" text:class-names=""/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5" text:class-names="">Ключ вставляется на освободившееся место</text:span><text:span text:style-name="a506" text:class-names=""/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9" text:class-names="">Повторяется для всех элементов​</text:span><text:span text:style-name="a51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14" draw:master-page-name="Master1-Layout4-obj-Заголовок-и-объект" presentation:presentation-page-layout-name="Master1-PPL4" draw:id="Slide-262">
        <draw:frame draw:id="id70" presentation:style-name="a519" draw:name="PlaceHolder 1" svg:x="0.91654in" svg:y="0.6534in" svg:width="11.49961in" svg:height="0.94084in" presentation:class="title" presentation:placeholder="false">
          <draw:text-box>
            <text:p text:style-name="a516" text:class-names="" text:cond-style-name=""><text:span text:style-name="a515" text:class-names="">Реализация (sort.cpp)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  <presentation:placeholder presentation:object="outline" svg:x="0.66654in" svg:y="1.75472in" svg:width="11.99961in" svg:height="4.34961in"/>
    </style:presentation-page-layout>
    <style:presentation-page-layout style:name="Master1-PPL2" style:display-name="Заголовок и вертикальный текст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Вертикальный заголовок и текст">
      <presentation:placeholder presentation:object="title" svg:x="9.54173in" svg:y="0.39921in" svg:width="2.8748in" svg:height="6.35551in"/>
      <presentation:placeholder presentation:object="outline" svg:x="0.91654in" svg:y="0.39921in" svg:width="8.45787in" svg:height="6.35551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Заголовок и объект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Заголовок раздела">
      <presentation:placeholder presentation:object="title" svg:x="0.90984in" svg:y="1.86969in" svg:width="11.49961in" svg:height="3.11929in"/>
      <presentation:placeholder presentation:object="outline" svg:x="0.90984in" svg:y="5.01929in" svg:width="11.49961in" svg:height="1.64016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Два объекта">
      <presentation:placeholder presentation:object="title" svg:x="0.91654in" svg:y="0.39921in" svg:width="11.49961in" svg:height="1.44921in"/>
      <presentation:placeholder presentation:object="outline" svg:x="0.91654in" svg:y="1.99646in" svg:width="5.66614in" svg:height="4.75827in"/>
      <presentation:placeholder presentation:object="outline" svg:x="6.75in" svg:y="1.99646in" svg:width="5.66614in" svg:height="4.75827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Сравнение">
      <presentation:placeholder presentation:object="title" svg:x="0.9185in" svg:y="0.39921in" svg:width="11.49961in" svg:height="1.44921in"/>
      <presentation:placeholder presentation:object="outline" svg:x="0.9185in" svg:y="1.83858in" svg:width="5.64016in" svg:height="0.90079in"/>
      <presentation:placeholder presentation:object="outline" svg:x="0.9185in" svg:y="2.73976in" svg:width="5.64016in" svg:height="4.02913in"/>
      <presentation:placeholder presentation:object="outline" svg:x="6.75in" svg:y="1.83858in" svg:width="5.66811in" svg:height="0.90079in"/>
      <presentation:placeholder presentation:object="outline" svg:x="6.75in" svg:y="2.73976in" svg:width="5.66811in" svg:height="4.02913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Только заголовок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Пустой слайд"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Объект с подписью">
      <presentation:placeholder presentation:object="title" svg:x="0.9185in" svg:y="0.5in" svg:width="4.3in" svg:height="1.74961in"/>
      <presentation:placeholder presentation:object="outline" svg:x="5.6685in" svg:y="1.07992in" svg:width="6.74961in" svg:height="5.32953in"/>
      <presentation:placeholder presentation:object="outline" svg:x="0.9185in" svg:y="2.25in" svg:width="4.3in" svg:height="4.16811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Рисунок с подписью">
      <presentation:placeholder presentation:object="title" svg:x="0.9185in" svg:y="0.5in" svg:width="4.3in" svg:height="1.74961in"/>
      <presentation:placeholder presentation:object="outline" svg:x="5.6685in" svg:y="1.07992in" svg:width="6.74961in" svg:height="5.32953in"/>
      <presentation:placeholder presentation:object="outline" svg:x="0.9185in" svg:y="2.25in" svg:width="4.3in" svg:height="4.16811in"/>
      <presentation:placeholder presentation:object="date-time" svg:x="0.91654in" svg:y="6.95157in" svg:width="2.99961in" svg:height="0.39882in"/>
      <presentation:placeholder presentation:object="footer" svg:x="4.41654in" svg:y="6.95157in" svg:width="4.49961in" svg:height="0.39882in"/>
      <presentation:placeholder presentation:object="page-number" svg:x="9.41654in" svg:y="6.95157in" svg:width="2.99961in" svg:height="0.39882in"/>
    </style:presentation-page-layout>
    <style:default-style style:family="graphic">
      <style:graphic-properties draw:fill="solid" draw:fill-color="#156082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5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4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37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33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36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39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31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3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1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42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45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48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22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5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8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51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/>
    <style:master-page style:name="Master1-Layout1-title-Титульный-слайд" style:page-layout-name="pageLayout1" draw:style-name="a1">
      <draw:frame draw:id="id0" presentation:style-name="a5" draw:name="PlaceHolder 1" svg:x="1.66654in" svg:y="1.22756in" svg:width="9.99961in" svg:height="2.61063in" presentation:class="title" presentation:placeholder="false">
        <draw:text-box>
          <text:p text:style-name="a4" text:class-names="" text:cond-style-name=""><text:span text:style-name="a2" text:class-names="">Образец заголовка</text:span><text:span text:style-name="a3" text:class-names=""/></text:p>
        </draw:text-box>
        <svg:title/>
        <svg:desc/>
      </draw:frame>
      <draw:frame draw:id="id1" presentation:style-name="a9" draw:name="PlaceHolder 2" svg:x="0.91654in" svg:y="6.95157in" svg:width="2.99961in" svg:height="0.39882in" presentation:class="date-time" presentation:placeholder="false">
        <draw:text-box>
          <text:p text:style-name="a8" text:class-names="" text:cond-style-name=""><text:span text:style-name="a6" text:class-names=""><text:s text:c="1"/></text:span><text:span text:style-name="a7" text:class-names=""/></text:p>
        </draw:text-box>
        <svg:title/>
        <svg:desc/>
      </draw:frame>
      <draw:frame draw:id="id2" presentation:style-name="a12" draw:name="PlaceHolder 3" svg:x="4.41654in" svg:y="6.95157in" svg:width="4.49961in" svg:height="0.39882in" presentation:class="footer" presentation:placeholder="false">
        <draw:text-box>
          <text:p text:style-name="a11" text:class-names="" text:cond-style-name=""><text:span text:style-name="a10" text:class-names=""><text:s text:c="1"/></text:span></text:p>
        </draw:text-box>
        <svg:title/>
        <svg:desc/>
      </draw:frame>
      <draw:frame draw:id="id3" presentation:style-name="a16" draw:name="PlaceHolder 4" svg:x="9.41654in" svg:y="6.95157in" svg:width="2.99961in" svg:height="0.39882in" presentation:class="page-number" presentation:placeholder="false">
        <draw:text-box>
          <text:p text:style-name="a15" text:class-names="" text:cond-style-name=""><text:span text:style-name="a13" text:class-names=""><text:page-number style:num-format="1" text:fixed="false">7</text:page-number></text:span><text:span text:style-name="a14" text:class-names=""/></text:p>
        </draw:text-box>
        <svg:title/>
        <svg:desc/>
      </draw:frame>
      <draw:frame draw:id="id4" presentation:style-name="a38" draw:name="PlaceHolder 5" svg:x="0.66654in" svg:y="1.75472in" svg:width="11.99961in" svg:height="4.34961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ck to edit the outline text format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 Outline Le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list text:style-name="a34">
                                <text:list-item>
                                  <text:p text:style-name="a33" text:class-names="" text:cond-style-name=""><text:span text:style-name="a32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list text:style-name="a37">
                                <text:list-item>
                                  <text:list text:style-name="a37">
                                    <text:list-item>
                                      <text:p text:style-name="a36" text:class-names="" text:cond-style-name=""><text:span text:style-name="a35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2-vertTx-Заголовок-и-вертикальный-текст" style:page-layout-name="pageLayout1" draw:style-name="a39">
      <draw:frame draw:id="id5" presentation:style-name="a43" draw:name="PlaceHolder 1" svg:x="0.91654in" svg:y="0.39921in" svg:width="11.49961in" svg:height="1.44921in" presentation:class="title" presentation:placeholder="false">
        <draw:text-box>
          <text:p text:style-name="a42" text:class-names="" text:cond-style-name=""><text:span text:style-name="a40" text:class-names="">Образец заголовка</text:span><text:span text:style-name="a41" text:class-names=""/></text:p>
        </draw:text-box>
        <svg:title/>
        <svg:desc/>
      </draw:frame>
      <draw:frame draw:id="id6" presentation:style-name="a59" draw:name="PlaceHolder 2" svg:x="0.91654in" svg:y="1.99646in" svg:width="11.49961in" svg:height="4.75827in" presentation:class="outline" presentation:placeholder="false">
        <draw:text-box>
          <text:list text:style-name="a46">
            <text:list-item>
              <text:p text:style-name="a45" text:class-names="" text:cond-style-name=""><text:span text:style-name="a44" text:class-names="">Образец текста</text:span></text:p>
            </text:list-item>
          </text:list>
          <text:list text:style-name="a49">
            <text:list-item>
              <text:list text:style-name="a49">
                <text:list-item>
                  <text:p text:style-name="a48" text:class-names="" text:cond-style-name=""><text:span text:style-name="a47" text:class-names="">Второй уровень</text:span></text:p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p text:style-name="a51" text:class-names="" text:cond-style-name=""><text:span text:style-name="a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p text:style-name="a54" text:class-names="" text:cond-style-name=""><text:span text:style-name="a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list text:style-name="a58">
                            <text:list-item>
                              <text:p text:style-name="a57" text:class-names="" text:cond-style-name=""><text:span text:style-name="a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" presentation:style-name="a63" draw:name="PlaceHolder 3" svg:x="0.91654in" svg:y="6.95157in" svg:width="2.99961in" svg:height="0.39882in" presentation:class="date-time" presentation:placeholder="false">
        <draw:text-box>
          <text:p text:style-name="a62" text:class-names="" text:cond-style-name=""><text:span text:style-name="a60" text:class-names="">&lt;date/time&gt;</text:span><text:span text:style-name="a61" text:class-names=""/></text:p>
        </draw:text-box>
        <svg:title/>
        <svg:desc/>
      </draw:frame>
      <draw:frame draw:id="id8" presentation:style-name="a66" draw:name="PlaceHolder 4" svg:x="4.41654in" svg:y="6.95157in" svg:width="4.49961in" svg:height="0.39882in" presentation:class="footer" presentation:placeholder="false">
        <draw:text-box>
          <text:p text:style-name="a65" text:class-names="" text:cond-style-name=""><text:span text:style-name="a64" text:class-names="">&lt;footer&gt;</text:span></text:p>
        </draw:text-box>
        <svg:title/>
        <svg:desc/>
      </draw:frame>
      <draw:frame draw:id="id9" presentation:style-name="a70" draw:name="PlaceHolder 5" svg:x="9.41654in" svg:y="6.95157in" svg:width="2.99961in" svg:height="0.39882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>&lt;number&gt;</text:page-number></text:span><text:span text:style-name="a68" text:class-names=""/></text:p>
        </draw:text-box>
        <svg:title/>
        <svg:desc/>
      </draw:frame>
    </style:master-page>
    <style:master-page style:name="Master1-Layout3-vertTitleAndTx-Вертикальный-заголовок-и-текст" style:page-layout-name="pageLayout1" draw:style-name="a71">
      <draw:frame draw:id="id10" presentation:style-name="a75" draw:name="PlaceHolder 1" svg:x="9.54173in" svg:y="0.39921in" svg:width="2.8748in" svg:height="6.35551in" presentation:class="title" presentation:placeholder="false">
        <draw:text-box>
          <text:p text:style-name="a74" text:class-names="" text:cond-style-name=""><text:span text:style-name="a72" text:class-names="">Образец заголовка</text:span><text:span text:style-name="a73" text:class-names=""/></text:p>
        </draw:text-box>
        <svg:title/>
        <svg:desc/>
      </draw:frame>
      <draw:frame draw:id="id11" presentation:style-name="a91" draw:name="PlaceHolder 2" svg:x="0.91654in" svg:y="0.39921in" svg:width="8.45787in" svg:height="6.35551in" presentation:class="outline" presentation:placeholder="false">
        <draw:text-box>
          <text:list text:style-name="a78">
            <text:list-item>
              <text:p text:style-name="a77" text:class-names="" text:cond-style-name=""><text:span text:style-name="a76" text:class-names="">Образец текста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Второй уровень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5" draw:name="PlaceHolder 3" svg:x="0.91654in" svg:y="6.95157in" svg:width="2.99961in" svg:height="0.39882in" presentation:class="date-time" presentation:placeholder="false">
        <draw:text-box>
          <text:p text:style-name="a94" text:class-names="" text:cond-style-name=""><text:span text:style-name="a92" text:class-names="">&lt;date/time&gt;</text:span><text:span text:style-name="a93" text:class-names=""/></text:p>
        </draw:text-box>
        <svg:title/>
        <svg:desc/>
      </draw:frame>
      <draw:frame draw:id="id13" presentation:style-name="a98" draw:name="PlaceHolder 4" svg:x="4.41654in" svg:y="6.95157in" svg:width="4.49961in" svg:height="0.39882in" presentation:class="footer" presentation:placeholder="false">
        <draw:text-box>
          <text:p text:style-name="a97" text:class-names="" text:cond-style-name=""><text:span text:style-name="a96" text:class-names="">&lt;footer&gt;</text:span></text:p>
        </draw:text-box>
        <svg:title/>
        <svg:desc/>
      </draw:frame>
      <draw:frame draw:id="id14" presentation:style-name="a102" draw:name="PlaceHolder 5" svg:x="9.41654in" svg:y="6.95157in" svg:width="2.99961in" svg:height="0.39882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&lt;number&gt;</text:page-number></text:span><text:span text:style-name="a100" text:class-names=""/></text:p>
        </draw:text-box>
        <svg:title/>
        <svg:desc/>
      </draw:frame>
    </style:master-page>
    <style:master-page style:name="Master1-Layout4-obj-Заголовок-и-объект" style:page-layout-name="pageLayout1" draw:style-name="a103">
      <draw:frame draw:id="id15" presentation:style-name="a107" draw:name="PlaceHolder 1" svg:x="0.91654in" svg:y="0.39921in" svg:width="11.49961in" svg:height="1.44921in" presentation:class="title" presentation:placeholder="false">
        <draw:text-box>
          <text:p text:style-name="a106" text:class-names="" text:cond-style-name=""><text:span text:style-name="a104" text:class-names="">Образец заголовка</text:span><text:span text:style-name="a105" text:class-names=""/></text:p>
        </draw:text-box>
        <svg:title/>
        <svg:desc/>
      </draw:frame>
      <draw:frame draw:id="id16" presentation:style-name="a123" draw:name="PlaceHolder 2" svg:x="0.91654in" svg:y="1.99646in" svg:width="11.49961in" svg:height="4.75827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Образец текста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Второй уровень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7" draw:name="PlaceHolder 3" svg:x="0.91654in" svg:y="6.95157in" svg:width="2.99961in" svg:height="0.39882in" presentation:class="date-time" presentation:placeholder="false">
        <draw:text-box>
          <text:p text:style-name="a126" text:class-names="" text:cond-style-name=""><text:span text:style-name="a124" text:class-names="">&lt;date/time&gt;</text:span><text:span text:style-name="a125" text:class-names=""/></text:p>
        </draw:text-box>
        <svg:title/>
        <svg:desc/>
      </draw:frame>
      <draw:frame draw:id="id18" presentation:style-name="a130" draw:name="PlaceHolder 4" svg:x="4.41654in" svg:y="6.95157in" svg:width="4.49961in" svg:height="0.39882in" presentation:class="footer" presentation:placeholder="false">
        <draw:text-box>
          <text:p text:style-name="a129" text:class-names="" text:cond-style-name=""><text:span text:style-name="a128" text:class-names="">&lt;footer&gt;</text:span></text:p>
        </draw:text-box>
        <svg:title/>
        <svg:desc/>
      </draw:frame>
      <draw:frame draw:id="id19" presentation:style-name="a134" draw:name="PlaceHolder 5" svg:x="9.41654in" svg:y="6.95157in" svg:width="2.99961in" svg:height="0.39882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&lt;number&gt;</text:page-number></text:span><text:span text:style-name="a132" text:class-names=""/></text:p>
        </draw:text-box>
        <svg:title/>
        <svg:desc/>
      </draw:frame>
    </style:master-page>
    <style:master-page style:name="Master1-Layout5-blank-Заголовок-раздела" style:page-layout-name="pageLayout1" draw:style-name="a135">
      <draw:frame draw:id="id20" presentation:style-name="a139" draw:name="PlaceHolder 1" svg:x="0.90984in" svg:y="1.86969in" svg:width="11.49961in" svg:height="3.11929in" presentation:class="title" presentation:placeholder="false">
        <draw:text-box>
          <text:p text:style-name="a138" text:class-names="" text:cond-style-name=""><text:span text:style-name="a136" text:class-names="">Образец заголовка</text:span><text:span text:style-name="a137" text:class-names=""/></text:p>
        </draw:text-box>
        <svg:title/>
        <svg:desc/>
      </draw:frame>
      <draw:frame draw:id="id21" presentation:style-name="a144" draw:name="PlaceHolder 2" svg:x="0.90984in" svg:y="5.01929in" svg:width="11.49961in" svg:height="1.64016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0" text:class-names="">Образец текста</text:span><text:span text:style-name="a141" text:class-names=""/></text:p>
            </text:list-item>
          </text:list>
        </draw:text-box>
        <svg:title/>
        <svg:desc/>
      </draw:frame>
      <draw:frame draw:id="id22" presentation:style-name="a148" draw:name="PlaceHolder 3" svg:x="0.91654in" svg:y="6.95157in" svg:width="2.99961in" svg:height="0.39882in" presentation:class="date-time" presentation:placeholder="false">
        <draw:text-box>
          <text:p text:style-name="a147" text:class-names="" text:cond-style-name=""><text:span text:style-name="a145" text:class-names="">&lt;date/time&gt;</text:span><text:span text:style-name="a146" text:class-names=""/></text:p>
        </draw:text-box>
        <svg:title/>
        <svg:desc/>
      </draw:frame>
      <draw:frame draw:id="id23" presentation:style-name="a151" draw:name="PlaceHolder 4" svg:x="4.41654in" svg:y="6.95157in" svg:width="4.49961in" svg:height="0.39882in" presentation:class="footer" presentation:placeholder="false">
        <draw:text-box>
          <text:p text:style-name="a150" text:class-names="" text:cond-style-name=""><text:span text:style-name="a149" text:class-names="">&lt;footer&gt;</text:span></text:p>
        </draw:text-box>
        <svg:title/>
        <svg:desc/>
      </draw:frame>
      <draw:frame draw:id="id24" presentation:style-name="a155" draw:name="PlaceHolder 5" svg:x="9.41654in" svg:y="6.95157in" svg:width="2.99961in" svg:height="0.39882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&lt;number&gt;</text:page-number></text:span><text:span text:style-name="a153" text:class-names=""/></text:p>
        </draw:text-box>
        <svg:title/>
        <svg:desc/>
      </draw:frame>
    </style:master-page>
    <style:master-page style:name="Master1-Layout6-twoObj-Два-объекта" style:page-layout-name="pageLayout1" draw:style-name="a156">
      <draw:frame draw:id="id25" presentation:style-name="a160" draw:name="PlaceHolder 1" svg:x="0.91654in" svg:y="0.39921in" svg:width="11.49961in" svg:height="1.44921in" presentation:class="title" presentation:placeholder="false">
        <draw:text-box>
          <text:p text:style-name="a159" text:class-names="" text:cond-style-name=""><text:span text:style-name="a157" text:class-names="">Образец заголовка</text:span><text:span text:style-name="a158" text:class-names=""/></text:p>
        </draw:text-box>
        <svg:title/>
        <svg:desc/>
      </draw:frame>
      <draw:frame draw:id="id26" presentation:style-name="a176" draw:name="PlaceHolder 2" svg:x="0.91654in" svg:y="1.99646in" svg:width="5.66614in" svg:height="4.75827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Образец текста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92" draw:name="PlaceHolder 3" svg:x="6.75in" svg:y="1.99646in" svg:width="5.66614in" svg:height="4.75827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Образец текста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Второй уровень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PlaceHolder 4" svg:x="0.91654in" svg:y="6.95157in" svg:width="2.99961in" svg:height="0.39882in" presentation:class="date-time" presentation:placeholder="false">
        <draw:text-box>
          <text:p text:style-name="a195" text:class-names="" text:cond-style-name=""><text:span text:style-name="a193" text:class-names="">&lt;date/time&gt;</text:span><text:span text:style-name="a194" text:class-names=""/></text:p>
        </draw:text-box>
        <svg:title/>
        <svg:desc/>
      </draw:frame>
      <draw:frame draw:id="id29" presentation:style-name="a199" draw:name="PlaceHolder 5" svg:x="4.41654in" svg:y="6.95157in" svg:width="4.49961in" svg:height="0.39882in" presentation:class="footer" presentation:placeholder="false">
        <draw:text-box>
          <text:p text:style-name="a198" text:class-names="" text:cond-style-name=""><text:span text:style-name="a197" text:class-names="">&lt;footer&gt;</text:span></text:p>
        </draw:text-box>
        <svg:title/>
        <svg:desc/>
      </draw:frame>
      <draw:frame draw:id="id30" presentation:style-name="a203" draw:name="PlaceHolder 6" svg:x="9.41654in" svg:y="6.95157in" svg:width="2.99961in" svg:height="0.39882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&lt;number&gt;</text:page-number></text:span><text:span text:style-name="a201" text:class-names=""/></text:p>
        </draw:text-box>
        <svg:title/>
        <svg:desc/>
      </draw:frame>
    </style:master-page>
    <style:master-page style:name="Master1-Layout7-blank-Сравнение" style:page-layout-name="pageLayout1" draw:style-name="a204">
      <draw:frame draw:id="id31" presentation:style-name="a208" draw:name="PlaceHolder 1" svg:x="0.9185in" svg:y="0.39921in" svg:width="11.49961in" svg:height="1.44921in" presentation:class="title" presentation:placeholder="false">
        <draw:text-box>
          <text:p text:style-name="a207" text:class-names="" text:cond-style-name=""><text:span text:style-name="a205" text:class-names="">Образец заголовка</text:span><text:span text:style-name="a206" text:class-names=""/></text:p>
        </draw:text-box>
        <svg:title/>
        <svg:desc/>
      </draw:frame>
      <draw:frame draw:id="id32" presentation:style-name="a213" draw:name="PlaceHolder 2" svg:x="0.9185in" svg:y="1.83858in" svg:width="5.64016in" svg:height="0.90079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09" text:class-names="">Образец текста</text:span><text:span text:style-name="a210" text:class-names=""/></text:p>
            </text:list-item>
          </text:list>
        </draw:text-box>
        <svg:title/>
        <svg:desc/>
      </draw:frame>
      <draw:frame draw:id="id33" presentation:style-name="a229" draw:name="PlaceHolder 3" svg:x="0.9185in" svg:y="2.73976in" svg:width="5.64016in" svg:height="4.0291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Образец текста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Второй уровень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34" draw:name="PlaceHolder 4" svg:x="6.75in" svg:y="1.83858in" svg:width="5.66811in" svg:height="0.900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0" text:class-names="">Образец текста</text:span><text:span text:style-name="a231" text:class-names=""/></text:p>
            </text:list-item>
          </text:list>
        </draw:text-box>
        <svg:title/>
        <svg:desc/>
      </draw:frame>
      <draw:frame draw:id="id35" presentation:style-name="a250" draw:name="PlaceHolder 5" svg:x="6.75in" svg:y="2.73976in" svg:width="5.66811in" svg:height="4.02913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Образец текста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Второй уровень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54" draw:name="PlaceHolder 6" svg:x="0.91654in" svg:y="6.95157in" svg:width="2.99961in" svg:height="0.39882in" presentation:class="date-time" presentation:placeholder="false">
        <draw:text-box>
          <text:p text:style-name="a253" text:class-names="" text:cond-style-name=""><text:span text:style-name="a251" text:class-names="">&lt;date/time&gt;</text:span><text:span text:style-name="a252" text:class-names=""/></text:p>
        </draw:text-box>
        <svg:title/>
        <svg:desc/>
      </draw:frame>
      <draw:frame draw:id="id37" presentation:style-name="a257" draw:name="PlaceHolder 7" svg:x="4.41654in" svg:y="6.95157in" svg:width="4.49961in" svg:height="0.39882in" presentation:class="footer" presentation:placeholder="false">
        <draw:text-box>
          <text:p text:style-name="a256" text:class-names="" text:cond-style-name=""><text:span text:style-name="a255" text:class-names="">&lt;footer&gt;</text:span></text:p>
        </draw:text-box>
        <svg:title/>
        <svg:desc/>
      </draw:frame>
      <draw:frame draw:id="id38" presentation:style-name="a261" draw:name="PlaceHolder 8" svg:x="9.41654in" svg:y="6.95157in" svg:width="2.99961in" svg:height="0.39882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>&lt;number&gt;</text:page-number></text:span><text:span text:style-name="a259" text:class-names=""/></text:p>
        </draw:text-box>
        <svg:title/>
        <svg:desc/>
      </draw:frame>
    </style:master-page>
    <style:master-page style:name="Master1-Layout8-titleOnly-Только-заголовок" style:page-layout-name="pageLayout1" draw:style-name="a262">
      <draw:frame draw:id="id39" presentation:style-name="a266" draw:name="PlaceHolder 1" svg:x="0.91654in" svg:y="0.39921in" svg:width="11.49961in" svg:height="1.44921in" presentation:class="title" presentation:placeholder="false">
        <draw:text-box>
          <text:p text:style-name="a265" text:class-names="" text:cond-style-name=""><text:span text:style-name="a263" text:class-names="">Образец заголовка</text:span><text:span text:style-name="a264" text:class-names=""/></text:p>
        </draw:text-box>
        <svg:title/>
        <svg:desc/>
      </draw:frame>
      <draw:frame draw:id="id40" presentation:style-name="a270" draw:name="PlaceHolder 2" svg:x="0.91654in" svg:y="6.95157in" svg:width="2.99961in" svg:height="0.39882in" presentation:class="date-time" presentation:placeholder="false">
        <draw:text-box>
          <text:p text:style-name="a269" text:class-names="" text:cond-style-name=""><text:span text:style-name="a267" text:class-names="">&lt;date/time&gt;</text:span><text:span text:style-name="a268" text:class-names=""/></text:p>
        </draw:text-box>
        <svg:title/>
        <svg:desc/>
      </draw:frame>
      <draw:frame draw:id="id41" presentation:style-name="a273" draw:name="PlaceHolder 3" svg:x="4.41654in" svg:y="6.95157in" svg:width="4.49961in" svg:height="0.39882in" presentation:class="footer" presentation:placeholder="false">
        <draw:text-box>
          <text:p text:style-name="a272" text:class-names="" text:cond-style-name=""><text:span text:style-name="a271" text:class-names="">&lt;footer&gt;</text:span></text:p>
        </draw:text-box>
        <svg:title/>
        <svg:desc/>
      </draw:frame>
      <draw:frame draw:id="id42" presentation:style-name="a277" draw:name="PlaceHolder 4" svg:x="9.41654in" svg:y="6.95157in" svg:width="2.99961in" svg:height="0.39882in" presentation:class="page-number" presentation:placeholder="false">
        <draw:text-box>
          <text:p text:style-name="a276" text:class-names="" text:cond-style-name=""><text:span text:style-name="a274" text:class-names=""><text:page-number style:num-format="1" text:fixed="false">&lt;number&gt;</text:page-number></text:span><text:span text:style-name="a275" text:class-names=""/></text:p>
        </draw:text-box>
        <svg:title/>
        <svg:desc/>
      </draw:frame>
    </style:master-page>
    <style:master-page style:name="Master1-Layout9-blank-Пустой-слайд" style:page-layout-name="pageLayout1" draw:style-name="a278">
      <draw:frame draw:id="id43" presentation:style-name="a282" draw:name="PlaceHolder 1" svg:x="0.91654in" svg:y="6.95157in" svg:width="2.99961in" svg:height="0.39882in" presentation:class="date-time" presentation:placeholder="false">
        <draw:text-box>
          <text:p text:style-name="a281" text:class-names="" text:cond-style-name=""><text:span text:style-name="a279" text:class-names="">&lt;date/time&gt;</text:span><text:span text:style-name="a280" text:class-names=""/></text:p>
        </draw:text-box>
        <svg:title/>
        <svg:desc/>
      </draw:frame>
      <draw:frame draw:id="id44" presentation:style-name="a285" draw:name="PlaceHolder 2" svg:x="4.41654in" svg:y="6.95157in" svg:width="4.49961in" svg:height="0.39882in" presentation:class="footer" presentation:placeholder="false">
        <draw:text-box>
          <text:p text:style-name="a284" text:class-names="" text:cond-style-name=""><text:span text:style-name="a283" text:class-names="">&lt;footer&gt;</text:span></text:p>
        </draw:text-box>
        <svg:title/>
        <svg:desc/>
      </draw:frame>
      <draw:frame draw:id="id45" presentation:style-name="a289" draw:name="PlaceHolder 3" svg:x="9.41654in" svg:y="6.95157in" svg:width="2.99961in" svg:height="0.39882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&lt;number&gt;</text:page-number></text:span><text:span text:style-name="a287" text:class-names=""/></text:p>
        </draw:text-box>
        <svg:title/>
        <svg:desc/>
      </draw:frame>
    </style:master-page>
    <style:master-page style:name="Master1-Layout10-blank-Объект-с-подписью" style:page-layout-name="pageLayout1" draw:style-name="a290">
      <draw:frame draw:id="id46" presentation:style-name="a294" draw:name="PlaceHolder 1" svg:x="0.9185in" svg:y="0.5in" svg:width="4.3in" svg:height="1.74961in" presentation:class="title" presentation:placeholder="false">
        <draw:text-box>
          <text:p text:style-name="a293" text:class-names="" text:cond-style-name=""><text:span text:style-name="a291" text:class-names="">Образец заголовка</text:span><text:span text:style-name="a292" text:class-names=""/></text:p>
        </draw:text-box>
        <svg:title/>
        <svg:desc/>
      </draw:frame>
      <draw:frame draw:id="id47" presentation:style-name="a310" draw:name="PlaceHolder 2" svg:x="5.6685in" svg:y="1.07992in" svg:width="6.74961in" svg:height="5.32953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Образец текста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Второй уровень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4" draw:name="PlaceHolder 3" svg:x="0.9185in" svg:y="2.25in" svg:width="4.3in" svg:height="4.16811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Образец текста</text:span></text:p>
            </text:list-item>
          </text:list>
        </draw:text-box>
        <svg:title/>
        <svg:desc/>
      </draw:frame>
      <draw:frame draw:id="id49" presentation:style-name="a318" draw:name="PlaceHolder 4" svg:x="0.91654in" svg:y="6.95157in" svg:width="2.99961in" svg:height="0.39882in" presentation:class="date-time" presentation:placeholder="false">
        <draw:text-box>
          <text:p text:style-name="a317" text:class-names="" text:cond-style-name=""><text:span text:style-name="a315" text:class-names="">&lt;date/time&gt;</text:span><text:span text:style-name="a316" text:class-names=""/></text:p>
        </draw:text-box>
        <svg:title/>
        <svg:desc/>
      </draw:frame>
      <draw:frame draw:id="id50" presentation:style-name="a321" draw:name="PlaceHolder 5" svg:x="4.41654in" svg:y="6.95157in" svg:width="4.49961in" svg:height="0.39882in" presentation:class="footer" presentation:placeholder="false">
        <draw:text-box>
          <text:p text:style-name="a320" text:class-names="" text:cond-style-name=""><text:span text:style-name="a319" text:class-names="">&lt;footer&gt;</text:span></text:p>
        </draw:text-box>
        <svg:title/>
        <svg:desc/>
      </draw:frame>
      <draw:frame draw:id="id51" presentation:style-name="a325" draw:name="PlaceHolder 6" svg:x="9.41654in" svg:y="6.95157in" svg:width="2.99961in" svg:height="0.39882in" presentation:class="page-number" presentation:placeholder="false">
        <draw:text-box>
          <text:p text:style-name="a324" text:class-names="" text:cond-style-name=""><text:span text:style-name="a322" text:class-names=""><text:page-number style:num-format="1" text:fixed="false">&lt;number&gt;</text:page-number></text:span><text:span text:style-name="a323" text:class-names=""/></text:p>
        </draw:text-box>
        <svg:title/>
        <svg:desc/>
      </draw:frame>
    </style:master-page>
    <style:master-page style:name="Master1-Layout11-blank-Рисунок-с-подписью" style:page-layout-name="pageLayout1" draw:style-name="a326">
      <draw:frame draw:id="id52" presentation:style-name="a330" draw:name="PlaceHolder 1" svg:x="0.9185in" svg:y="0.5in" svg:width="4.3in" svg:height="1.74961in" presentation:class="title" presentation:placeholder="false">
        <draw:text-box>
          <text:p text:style-name="a329" text:class-names="" text:cond-style-name=""><text:span text:style-name="a327" text:class-names="">Образец заголовка</text:span><text:span text:style-name="a328" text:class-names=""/></text:p>
        </draw:text-box>
        <svg:title/>
        <svg:desc/>
      </draw:frame>
      <draw:frame draw:id="id53" presentation:style-name="a352" draw:name="PlaceHolder 2" svg:x="5.6685in" svg:y="1.07992in" svg:width="6.74961in" svg:height="5.32953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the outline text format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Outline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list text:style-name="a348">
                                <text:list-item>
                                  <text:p text:style-name="a347" text:class-names="" text:cond-style-name=""><text:span text:style-name="a346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list text:style-name="a351">
                                <text:list-item>
                                  <text:list text:style-name="a351">
                                    <text:list-item>
                                      <text:p text:style-name="a350" text:class-names="" text:cond-style-name=""><text:span text:style-name="a349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56" draw:name="PlaceHolder 3" svg:x="0.9185in" svg:y="2.25in" svg:width="4.3in" svg:height="4.1681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Образец текста</text:span></text:p>
            </text:list-item>
          </text:list>
        </draw:text-box>
        <svg:title/>
        <svg:desc/>
      </draw:frame>
      <draw:frame draw:id="id55" presentation:style-name="a360" draw:name="PlaceHolder 4" svg:x="0.91654in" svg:y="6.95157in" svg:width="2.99961in" svg:height="0.39882in" presentation:class="date-time" presentation:placeholder="false">
        <draw:text-box>
          <text:p text:style-name="a359" text:class-names="" text:cond-style-name=""><text:span text:style-name="a357" text:class-names="">&lt;date/time&gt;</text:span><text:span text:style-name="a358" text:class-names=""/></text:p>
        </draw:text-box>
        <svg:title/>
        <svg:desc/>
      </draw:frame>
      <draw:frame draw:id="id56" presentation:style-name="a363" draw:name="PlaceHolder 5" svg:x="4.41654in" svg:y="6.95157in" svg:width="4.49961in" svg:height="0.39882in" presentation:class="footer" presentation:placeholder="false">
        <draw:text-box>
          <text:p text:style-name="a362" text:class-names="" text:cond-style-name=""><text:span text:style-name="a361" text:class-names="">&lt;footer&gt;</text:span></text:p>
        </draw:text-box>
        <svg:title/>
        <svg:desc/>
      </draw:frame>
      <draw:frame draw:id="id57" presentation:style-name="a367" draw:name="PlaceHolder 6" svg:x="9.41654in" svg:y="6.95157in" svg:width="2.99961in" svg:height="0.39882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number&gt;</text:page-number></text:span><text:span text:style-name="a36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dc:description/>
    <dc:subject/>
    <meta:initial-creator/>
    <dc:creator/>
    <meta:creation-date>2025-11-29T14:34:20Z</meta:creation-date>
    <dc:date>2025-12-06T10:07:51Z</dc:date>
    <meta:template xlink:href="" xlink:type="simple"/>
    <meta:editing-cycles>46</meta:editing-cycles>
    <meta:editing-duration>PT120S</meta:editing-duration>
    <meta:user-defined meta:name="PresentationFormat">Широкоэкранный</meta:user-defined>
    <meta:document-statistic meta:paragraph-count="0" meta:word-count="0"/>
  </office:meta>
</office:document-meta>
</file>